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style:font-face style:name="SimSun" svg:font-family="SimSun" style:font-family-generic="system" style:font-pitch="variable"/>
  </office:font-face-decls>
  <office:automatic-styles>
    <style:style style:name="Tabla1" style:family="table">
      <style:table-properties style:width="12.912cm" fo:margin-left="2.57cm" table:align="left" fo:background-color="transparent">
        <style:background-image/>
      </style:table-properties>
    </style:style>
    <style:style style:name="Tabla1.A" style:family="table-column">
      <style:table-column-properties style:column-width="4.604cm"/>
    </style:style>
    <style:style style:name="Tabla1.B" style:family="table-column">
      <style:table-column-properties style:column-width="3.493cm"/>
    </style:style>
    <style:style style:name="Tabla1.C" style:family="table-column">
      <style:table-column-properties style:column-width="4.815cm"/>
    </style:style>
    <style:style style:name="Tabla1.1" style:family="table-row">
      <style:table-row-properties fo:background-color="transparent">
        <style:background-image/>
      </style:table-row-properties>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data-style-name="N0">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data-style-name="N0">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data-style-name="N0">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data-style-name="N0">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data-style-name="N0">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2" style:family="paragraph" style:parent-style-name="Footer">
      <style:text-properties fo:color="#999999" loext:opacity="100%" style:font-name="Liberation Sans" officeooo:rsid="000072b9" officeooo:paragraph-rsid="000072b9"/>
    </style:style>
    <style:style style:name="P3"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P4"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5"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6" style:family="paragraph" style:parent-style-name="Text_20_body">
      <style:text-properties fo:color="#666666" loext:opacity="100%" style:font-name="Liberation Sans" fo:font-size="14pt" officeooo:rsid="000072b9" officeooo:paragraph-rsid="001dde4f" style:font-size-asian="14pt" style:font-size-complex="14pt"/>
    </style:style>
    <style:style style:name="P7" style:family="paragraph" style:parent-style-name="Text_20_body">
      <style:text-properties fo:color="#666666" loext:opacity="100%" style:font-name="Liberation Sans" fo:font-size="14pt" officeooo:rsid="000072b9" officeooo:paragraph-rsid="001eba6b" style:font-size-asian="14pt" style:font-size-complex="14pt"/>
    </style:style>
    <style:style style:name="P8" style:family="paragraph" style:parent-style-name="Text_20_body">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9" style:family="paragraph" style:parent-style-name="Text_20_body">
      <style:paragraph-properties fo:margin-left="1.27cm" fo:margin-right="0cm" fo:margin-top="0cm" fo:margin-bottom="0cm" style:contextual-spacing="false" fo:text-indent="0cm" style:auto-text-indent="false"/>
      <style:text-properties fo:color="#666666" loext:opacity="100%" fo:font-size="14pt" officeooo:rsid="000072b9" officeooo:paragraph-rsid="00116eb9" style:font-size-asian="14pt" style:font-size-complex="14pt"/>
    </style:style>
    <style:style style:name="P10" style:family="paragraph" style:parent-style-name="Standard">
      <style:text-properties officeooo:rsid="000072b9" officeooo:paragraph-rsid="000072b9"/>
    </style:style>
    <style:style style:name="P11" style:family="paragraph" style:parent-style-name="Standard">
      <style:paragraph-properties fo:margin-top="0.101cm" fo:margin-bottom="0.101cm" style:contextual-spacing="false"/>
      <style:text-properties officeooo:rsid="000072b9" officeooo:paragraph-rsid="000072b9"/>
    </style:style>
    <style:style style:name="P12" style:family="paragraph" style:parent-style-name="Standard">
      <style:text-properties officeooo:rsid="000072b9" officeooo:paragraph-rsid="00221403"/>
    </style:style>
    <style:style style:name="P13" style:family="paragraph" style:parent-style-name="Standard">
      <style:paragraph-properties fo:margin-top="0.101cm" fo:margin-bottom="0.101cm" style:contextual-spacing="false"/>
      <style:text-properties style:font-name="Liberation Sans" officeooo:rsid="00025c64" officeooo:paragraph-rsid="00025c64"/>
    </style:style>
    <style:style style:name="P14" style:family="paragraph" style:parent-style-name="Standard">
      <style:paragraph-properties fo:margin-top="0.101cm" fo:margin-bottom="0.101cm" style:contextual-spacing="false"/>
      <style:text-properties style:font-name="Liberation Sans" officeooo:rsid="000072b9" officeooo:paragraph-rsid="000072b9"/>
    </style:style>
    <style:style style:name="P15" style:family="paragraph" style:parent-style-name="Table_20_Contents">
      <style:paragraph-properties fo:text-align="center" style:justify-single-word="false"/>
      <style:text-properties style:font-name="Liberation Sans" fo:font-weight="bold" officeooo:rsid="001ad1f3" officeooo:paragraph-rsid="00221403" style:font-weight-asian="bold" style:font-weight-complex="bold"/>
    </style:style>
    <style:style style:name="P16" style:family="paragraph" style:parent-style-name="Table_20_Contents">
      <style:paragraph-properties fo:text-align="center" style:justify-single-word="false"/>
      <style:text-properties style:font-name="Liberation Sans" fo:font-weight="bold" officeooo:rsid="002446e6" officeooo:paragraph-rsid="002446e6" style:font-weight-asian="bold" style:font-weight-complex="bold"/>
    </style:style>
    <style:style style:name="P17" style:family="paragraph" style:parent-style-name="Table_20_Contents">
      <style:text-properties style:font-name="Liberation Sans" officeooo:rsid="001ad1f3" officeooo:paragraph-rsid="00221403"/>
    </style:style>
    <style:style style:name="P18" style:family="paragraph" style:parent-style-name="Table_20_Contents">
      <style:paragraph-properties fo:text-align="center" style:justify-single-word="false"/>
      <style:text-properties style:font-name="Liberation Sans" officeooo:rsid="002446e6" officeooo:paragraph-rsid="002446e6"/>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333333" loext:opacity="100%" style:font-name="Liberation Sans" fo:font-size="12pt" fo:letter-spacing="normal" fo:font-style="normal" fo:font-weight="normal" officeooo:rsid="000072b9" officeooo:paragraph-rsid="00116eb9" style:font-name-asian="Microsoft YaHei" style:font-size-asian="12pt" style:font-weight-asian="bold" style:font-name-complex="Mangal" style:font-size-complex="12pt" style:font-weight-complex="bold"/>
    </style:style>
    <style:style style:name="P21"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666666" loext:opacity="100%" style:font-name="Liberation Sans" fo:font-size="12pt" fo:letter-spacing="normal" fo:font-style="normal" fo:font-weight="normal" officeooo:rsid="001aa18d" officeooo:paragraph-rsid="00116eb9" style:font-name-asian="Microsoft YaHei" style:font-size-asian="12pt" style:font-weight-asian="bold" style:font-name-complex="Mangal" style:font-size-complex="12pt" style:font-weight-complex="bold"/>
    </style:style>
    <style:style style:name="P2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P23" style:family="paragraph" style:parent-style-name="Table_20_Contents">
      <style:paragraph-properties fo:text-align="center" style:justify-single-word="false"/>
      <style:text-properties fo:color="#c9211e" loext:opacity="100%" style:font-name="Liberation Sans" officeooo:rsid="001e9ce9" officeooo:paragraph-rsid="00221403"/>
    </style:style>
    <style:style style:name="P24" style:family="paragraph" style:parent-style-name="Table_20_Contents">
      <style:paragraph-properties fo:text-align="center" style:justify-single-word="false"/>
      <style:text-properties fo:color="#c9211e" loext:opacity="100%" style:font-name="Liberation Sans" officeooo:rsid="001bcd20" officeooo:paragraph-rsid="00221403"/>
    </style:style>
    <style:style style:name="P25" style:family="paragraph" style:parent-style-name="Table_20_Contents">
      <style:paragraph-properties fo:text-align="center" style:justify-single-word="false"/>
      <style:text-properties fo:color="#c9211e" loext:opacity="100%" style:font-name="Liberation Sans" officeooo:rsid="001d7951" officeooo:paragraph-rsid="00221403"/>
    </style:style>
    <style:style style:name="P26" style:family="paragraph" style:parent-style-name="Table_20_Contents">
      <style:paragraph-properties fo:text-align="center" style:justify-single-word="false"/>
      <style:text-properties fo:color="#c9211e" loext:opacity="100%" style:font-name="Liberation Sans" fo:font-weight="bold" officeooo:paragraph-rsid="00221403" style:font-weight-asian="bold" style:font-weight-complex="bold"/>
    </style:style>
    <style:style style:name="P27" style:family="paragraph" style:parent-style-name="Table_20_Contents">
      <style:paragraph-properties fo:text-align="center" style:justify-single-word="false"/>
      <style:text-properties fo:color="#c9211e" loext:opacity="100%" style:font-name="Liberation Sans" officeooo:rsid="002446e6" officeooo:paragraph-rsid="002446e6"/>
    </style:style>
    <style:style style:name="P28" style:family="paragraph" style:parent-style-name="Table_20_Contents">
      <style:text-properties officeooo:rsid="002446e6" officeooo:paragraph-rsid="002446e6"/>
    </style:style>
    <style:style style:name="P29" style:family="paragraph" style:parent-style-name="Table_20_Contents">
      <style:text-properties fo:font-weight="bold" officeooo:paragraph-rsid="00221403" style:font-weight-asian="bold" style:font-weight-complex="bold"/>
    </style:style>
    <style:style style:name="P30" style:family="paragraph" style:parent-style-name="Header">
      <style:paragraph-properties fo:text-align="start" style:justify-single-word="false"/>
      <style:text-properties fo:color="#bf0041" loext:opacity="100%" style:font-name="Liberation Sans" fo:font-size="14pt" fo:font-weight="bold" officeooo:rsid="00055d61" officeooo:paragraph-rsid="0025990b" style:font-size-asian="14pt" style:font-weight-asian="bold" style:font-size-complex="14pt" style:font-weight-complex="bold"/>
    </style:style>
    <style:style style:name="P31" style:family="paragraph" style:parent-style-name="Standard">
      <style:paragraph-properties style:line-height-at-least="0.503cm"/>
      <style:text-properties fo:color="#000000" loext:opacity="100%" style:font-name="Consolas" fo:font-size="10.5pt" fo:font-weight="normal" fo:background-color="#ffffff"/>
    </style:style>
    <style:style style:name="P32" style:family="paragraph" style:parent-style-name="Standard">
      <style:paragraph-properties style:line-height-at-least="0.503cm"/>
      <style:text-properties fo:color="#000000" loext:opacity="100%" fo:background-color="#ffffff"/>
    </style:style>
    <style:style style:name="P33" style:family="paragraph" style:parent-style-name="Standard">
      <style:paragraph-properties style:line-height-at-least="0.503cm"/>
      <style:text-properties fo:color="#800000" loext:opacity="100%" style:font-name="Consolas" fo:font-size="10.5pt" fo:font-weight="normal" fo:background-color="#ffffff"/>
    </style:style>
    <style:style style:name="P34" style:family="paragraph" style:parent-style-name="Standard">
      <style:paragraph-properties style:line-height-at-least="0.503cm"/>
    </style:style>
    <style:style style:name="P35" style:family="paragraph" style:parent-style-name="Heading_20_1">
      <style:paragraph-properties fo:break-before="page"/>
      <style:text-properties fo:color="#666666" loext:opacity="100%" fo:font-size="14pt" officeooo:paragraph-rsid="00221403" style:font-size-asian="14pt" style:font-size-complex="14pt"/>
    </style:style>
    <style:style style:name="P36"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7" style:family="paragraph" style:parent-style-name="Heading_20_1">
      <style:text-properties fo:color="#666666" loext:opacity="100%" fo:font-size="14pt" officeooo:paragraph-rsid="000072b9" style:font-size-asian="14pt" style:font-size-complex="14pt"/>
    </style:style>
    <style:style style:name="P38" style:family="paragraph" style:parent-style-name="Heading_20_1" style:list-style-name="">
      <style:text-properties fo:color="#666666" loext:opacity="100%" fo:font-size="14pt" officeooo:paragraph-rsid="000072b9" style:font-size-asian="14pt" style:font-size-complex="14pt"/>
    </style:style>
    <style:style style:name="P39" style:family="paragraph" style:parent-style-name="Heading_20_1">
      <style:paragraph-properties fo:break-before="page"/>
      <style:text-properties officeooo:paragraph-rsid="000072b9"/>
    </style:style>
    <style:style style:name="P40" style:family="paragraph" style:parent-style-name="Heading_20_1">
      <style:paragraph-properties fo:margin-left="1.27cm" fo:margin-right="0cm" fo:margin-top="0cm" fo:margin-bottom="0cm" style:contextual-spacing="false" fo:text-indent="0cm" style:auto-text-indent="false" fo:break-before="page"/>
      <style:text-properties officeooo:paragraph-rsid="00116eb9"/>
    </style:style>
    <style:style style:name="P41"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9f788" style:font-weight-asian="normal" style:font-weight-complex="normal"/>
    </style:style>
    <style:style style:name="P42" style:family="paragraph" style:parent-style-name="Heading_20_1"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9f788" style:font-weight-asian="normal" style:font-weight-complex="normal"/>
    </style:style>
    <style:style style:name="P43" style:family="paragraph" style:parent-style-name="Standard" style:list-style-name="L1">
      <style:paragraph-properties fo:margin-top="0.101cm" fo:margin-bottom="0.101cm" style:contextual-spacing="false"/>
      <style:text-properties style:font-name="Liberation Sans" officeooo:rsid="00025c64" officeooo:paragraph-rsid="00025c64"/>
    </style:style>
    <style:style style:name="P44" style:family="paragraph" style:parent-style-name="Text_20_body" style:list-style-name="L2">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45" style:family="paragraph" style:parent-style-name="Text_20_body" style:list-style-name="L3">
      <style:text-properties fo:color="#666666" loext:opacity="100%" style:font-name="Liberation Sans" fo:font-size="14pt" officeooo:rsid="000072b9" officeooo:paragraph-rsid="001eba6b" style:font-size-asian="14pt" style:font-size-complex="14pt"/>
    </style:style>
    <style:style style:name="P46" style:family="paragraph" style:parent-style-name="Text_20_body" style:list-style-name="L4">
      <style:text-properties fo:color="#666666" loext:opacity="100%" style:font-name="Liberation Sans" fo:font-size="14pt" officeooo:rsid="000072b9" officeooo:paragraph-rsid="0022996a" style:font-size-asian="14pt" style:font-size-complex="14pt"/>
    </style:style>
    <style:style style:name="P47"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fo:color="#666666" loext:opacity="100%" style:font-name="Liberation Sans" fo:font-size="14pt" fo:font-weight="normal" officeooo:rsid="000072b9" officeooo:paragraph-rsid="00259c9c" style:font-size-asian="14pt" style:font-weight-asian="normal" style:font-size-complex="14pt" style:font-weight-complex="normal"/>
    </style:style>
    <style:style style:name="P48" style:family="paragraph" style:parent-style-name="Text_20_body" style:list-style-name="L5">
      <style:paragraph-properties fo:margin-top="0cm" fo:margin-bottom="0.247cm" style:contextual-spacing="false" fo:line-height="140%" fo:orphans="2" fo:widows="2"/>
    </style:style>
    <style:style style:name="P49" style:family="paragraph" style:parent-style-name="Text_20_body" style:list-style-name="L6">
      <style:paragraph-properties fo:margin-top="0cm" fo:margin-bottom="0.247cm" style:contextual-spacing="false" fo:line-height="140%" fo:orphans="2" fo:widows="2"/>
    </style:style>
    <style:style style:name="P50" style:family="paragraph" style:parent-style-name="Text_20_body" style:list-style-name="L7">
      <style:paragraph-properties fo:margin-top="0cm" fo:margin-bottom="0.247cm" style:contextual-spacing="false" fo:line-height="140%" fo:orphans="2" fo:widows="2"/>
    </style:style>
    <style:style style:name="P51"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343a40" loext:opacity="100%" style:font-name="Poppins" fo:font-size="11.25pt" fo:letter-spacing="normal" fo:font-style="normal" fo:font-weight="normal" officeooo:paragraph-rsid="001267a6"/>
    </style:style>
    <style:style style:name="P5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1267a6" style:font-name-asian="Microsoft YaHei" style:font-size-asian="12pt" style:font-weight-asian="bold" style:font-name-complex="Mangal" style:font-size-complex="12pt" style:font-weight-complex="bold"/>
    </style:style>
    <style:style style:name="P5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4"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reak-before="pag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20bcf" style:font-name-asian="Microsoft YaHei" style:font-size-asian="12pt" style:font-weight-asian="bold" style:font-name-complex="Mangal" style:font-size-complex="12pt" style:font-weight-complex="bold"/>
    </style:style>
    <style:style style:name="P57" style:family="paragraph" style:parent-style-name="Text_20_body" style:list-style-name="L8">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8" style:family="paragraph" style:parent-style-name="Text_20_body" style:list-style-name="L9">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9"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292b2c" loext:opacity="100%" style:font-name="Liberation Sans" fo:font-size="12pt" fo:letter-spacing="normal" fo:font-style="normal" fo:font-weight="normal" officeooo:paragraph-rsid="001267a6"/>
    </style:style>
    <style:style style:name="P60"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1267a6"/>
    </style:style>
    <style:style style:name="P61"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2055a5"/>
    </style:style>
    <style:style style:name="P6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1267a6"/>
    </style:style>
    <style:style style:name="P6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2055a5"/>
    </style:style>
    <style:style style:name="P6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paragraph-rsid="002055a5"/>
    </style:style>
    <style:style style:name="P65"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fo:font-weight="bold" officeooo:paragraph-rsid="002055a5" style:font-weight-asian="bold" style:font-weight-complex="bold"/>
    </style:style>
    <style:style style:name="P6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055a5" style:font-weight-asian="bold" style:font-weight-complex="bold"/>
    </style:style>
    <style:style style:name="P67"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055a5" style:font-weight-asian="bold" style:font-weight-complex="bold"/>
    </style:style>
    <style:style style:name="P6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996a" style:font-weight-asian="bold" style:font-weight-complex="bold"/>
    </style:style>
    <style:style style:name="P6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0bcf" style:font-weight-asian="bold" style:font-weight-complex="bold"/>
    </style:style>
    <style:style style:name="P70"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20bcf" style:font-weight-asian="bold" style:font-weight-complex="bold"/>
    </style:style>
    <style:style style:name="P7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0bcf" officeooo:paragraph-rsid="00220bcf" style:font-weight-asian="bold" style:font-weight-complex="bold"/>
    </style:style>
    <style:style style:name="P72"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rsid="00220bcf" officeooo:paragraph-rsid="00220bcf" style:font-weight-asian="bold" style:font-weight-complex="bold"/>
    </style:style>
    <style:style style:name="P73"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7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rsid="00220bcf" officeooo:paragraph-rsid="00220bcf"/>
    </style:style>
    <style:style style:name="P7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0bcf" style:font-weight-asian="normal" style:font-weight-complex="normal"/>
    </style:style>
    <style:style style:name="P7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996a" style:font-weight-asian="normal" style:font-weight-complex="normal"/>
    </style:style>
    <style:style style:name="P77"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78"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7e7c9" style:font-weight-asian="normal" style:font-weight-complex="normal"/>
    </style:style>
    <style:style style:name="P7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rsid="00220bcf" officeooo:paragraph-rsid="0022996a" style:font-weight-asian="bold" style:font-weight-complex="bold"/>
    </style:style>
    <style:style style:name="P80"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paragraph-rsid="00221403" style:font-weight-asian="bold" style:font-weight-complex="bold"/>
    </style:style>
    <style:style style:name="T1" style:family="text">
      <style:text-properties fo:font-size="10.5pt" style:font-size-asian="10.5pt" style:font-size-complex="10.5pt"/>
    </style:style>
    <style:style style:name="T2" style:family="text">
      <style:text-properties fo:font-size="10.5pt" officeooo:rsid="00176910" style:font-size-asian="10.5pt" style:font-size-complex="10.5pt"/>
    </style:style>
    <style:style style:name="T3" style:family="text">
      <style:text-properties fo:font-size="10.5pt" officeooo:rsid="0002abe3" style:font-size-asian="10.5pt" style:font-size-complex="10.5pt"/>
    </style:style>
    <style:style style:name="T4" style:family="text">
      <style:text-properties fo:color="#666666" loext:opacity="100%" fo:font-size="14pt" style:font-size-asian="14pt" style:font-size-complex="14pt"/>
    </style:style>
    <style:style style:name="T5" style:family="text">
      <style:text-properties fo:color="#666666" loext:opacity="100%" fo:font-size="14pt" officeooo:rsid="000072b9" style:font-size-asian="14pt" style:font-size-complex="14pt"/>
    </style:style>
    <style:style style:name="T6" style:family="text">
      <style:text-properties fo:color="#666666" loext:opacity="100%" fo:font-size="14pt" officeooo:rsid="00116eb9" style:font-size-asian="14pt" style:font-size-complex="14pt"/>
    </style:style>
    <style:style style:name="T7" style:family="text">
      <style:text-properties fo:color="#666666" loext:opacity="100%" fo:font-size="14pt" officeooo:rsid="00259c9c" style:font-size-asian="14pt" style:font-size-complex="14pt"/>
    </style:style>
    <style:style style:name="T8" style:family="text">
      <style:text-properties fo:color="#666666" loext:opacity="100%" style:font-name="Liberation Sans" fo:font-size="12pt" officeooo:rsid="001aa18d" style:font-name-asian="Microsoft YaHei" style:font-size-asian="12pt" style:font-weight-asian="bold" style:font-name-complex="Mangal" style:font-size-complex="12pt" style:font-weight-complex="bold"/>
    </style:style>
    <style:style style:name="T9" style:family="text">
      <style:text-properties fo:color="#666666" loext:opacity="100%" style:text-line-through-style="none" style:text-line-through-type="none" style:font-name="Liberation Sans" fo:font-size="12pt" style:text-underline-style="none" fo:font-weight="normal" officeooo:rsid="001aa18d" style:text-blinking="false" fo:background-color="#ffffff" loext:char-shading-value="0" style:font-name-asian="Microsoft YaHei" style:font-size-asian="12pt" style:font-weight-asian="bold" style:font-name-complex="Mangal" style:font-size-complex="12pt" style:font-weight-complex="bold"/>
    </style:style>
    <style:style style:name="T10" style:family="text">
      <style:text-properties fo:color="#666666" loext:opacity="100%" style:text-line-through-style="none" style:text-line-through-type="none" style:font-name="Liberation Sans" fo:font-size="12pt" style:text-underline-style="none" fo:font-weight="normal" officeooo:rsid="0029f788" style:text-blinking="false" fo:background-color="#ffffff" loext:char-shading-value="0" style:font-name-asian="Microsoft YaHei" style:font-size-asian="12pt" style:font-weight-asian="bold" style:font-name-complex="Mangal" style:font-size-complex="12pt" style:font-weight-complex="bold"/>
    </style:style>
    <style:style style:name="T11" style:family="text">
      <style:text-properties fo:color="#666666" loext:opacity="100%" style:font-name="Consolas" fo:font-size="14pt" officeooo:rsid="000072b9" fo:background-color="#ffffff" loext:char-shading-value="0" style:font-size-asian="14pt" style:font-size-complex="14pt"/>
    </style:style>
    <style:style style:name="T12" style:family="text">
      <style:text-properties officeooo:rsid="00176910"/>
    </style:style>
    <style:style style:name="T13" style:family="text">
      <style:text-properties officeooo:rsid="001ba176"/>
    </style:style>
    <style:style style:name="T14" style:family="text">
      <style:text-properties fo:font-weight="bold" style:font-weight-asian="bold" style:font-weight-complex="bold"/>
    </style:style>
    <style:style style:name="T15" style:family="text">
      <style:text-properties fo:color="#292b2c" loext:opacity="100%"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fo:font-size="12pt" fo:letter-spacing="normal" fo:font-style="normal" fo:font-weight="bold" style:font-weight-asian="bold" style:font-weight-complex="bold"/>
    </style:style>
    <style:style style:name="T18" style:family="text">
      <style:text-properties fo:font-variant="normal" fo:text-transform="none" fo:color="#292b2c" loext:opacity="100%" fo:font-size="12pt" fo:letter-spacing="normal" fo:font-style="normal" fo:font-weight="bold" officeooo:rsid="00220bcf" style:font-weight-asian="bold" style:font-weight-complex="bold"/>
    </style:style>
    <style:style style:name="T19" style:family="text">
      <style:text-properties fo:font-variant="normal" fo:text-transform="none" fo:color="#292b2c" loext:opacity="100%"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Liberation Sans" fo:font-size="12pt" fo:letter-spacing="normal" fo:font-style="normal" fo:font-weight="bold"/>
    </style:style>
    <style:style style:name="T21" style:family="text">
      <style:text-properties fo:font-variant="normal" fo:text-transform="none" fo:color="#292b2c" loext:opacity="100%" style:font-name="Liberation Sans" fo:font-size="12pt" fo:letter-spacing="normal" fo:font-style="normal" fo:font-weight="normal"/>
    </style:style>
    <style:style style:name="T22" style:family="text">
      <style:text-properties fo:font-variant="normal" fo:text-transform="none" fo:color="#292b2c" loext:opacity="100%"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Liberation Sans"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Liberation Sans"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c9211e" loext:opacity="100%" fo:font-size="12pt" fo:letter-spacing="normal" fo:font-style="normal" fo:font-weight="bold" officeooo:rsid="0022996a" style:font-weight-asian="bold" style:font-weight-complex="bold"/>
    </style:style>
    <style:style style:name="T26" style:family="text">
      <style:text-properties fo:font-variant="normal" fo:text-transform="none" fo:color="#666666" loext:opacity="100%" style:font-name="Liberation Sans"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Liberation Sans"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T29" style:family="text">
      <style:text-properties fo:font-variant="normal" fo:text-transform="none" fo:color="#666666" loext:opacity="100%" style:font-name="Liberation Sans" fo:font-size="12pt" fo:letter-spacing="normal" fo:font-style="normal" fo:font-weight="normal" officeooo:rsid="0029f788" style:font-name-asian="Microsoft YaHei" style:font-size-asian="12pt" style:font-weight-asian="bold" style:font-name-complex="Mangal" style:font-size-complex="12pt" style:font-weight-complex="bold"/>
    </style:style>
    <style:style style:name="T30" style:family="text">
      <style:text-properties fo:font-variant="normal" fo:text-transform="none" fo:color="#666666" loext:opacity="100%" style:text-line-through-style="none" style:text-line-through-type="none" style:font-name="Liberation Sans"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 style:font-size-complex="12pt" style:font-weight-complex="bold"/>
    </style:style>
    <style:style style:name="T31" style:family="text">
      <style:text-properties style:font-name="Liberation Sans"/>
    </style:style>
    <style:style style:name="T32" style:family="text">
      <style:text-properties style:font-name="Liberation Sans" officeooo:rsid="00221403"/>
    </style:style>
    <style:style style:name="T33" style:family="text">
      <style:text-properties style:font-name="Liberation Sans" officeooo:rsid="001ad1f3"/>
    </style:style>
    <style:style style:name="T34" style:family="text">
      <style:text-properties fo:font-style="italic" fo:font-weight="bold" style:font-style-asian="italic" style:font-style-complex="italic"/>
    </style:style>
    <style:style style:name="T35" style:family="text">
      <style:text-properties officeooo:rsid="00220bcf"/>
    </style:style>
    <style:style style:name="T36" style:family="text">
      <style:text-properties fo:color="#c9211e" loext:opacity="100%" style:font-name="Liberation Sans" officeooo:rsid="0022996a"/>
    </style:style>
    <style:style style:name="T37" style:family="text">
      <style:text-properties fo:color="#c9211e" loext:opacity="100%" style:font-name="Liberation Sans" fo:font-weight="normal" officeooo:rsid="0022996a" style:font-weight-asian="normal" style:font-weight-complex="normal"/>
    </style:style>
    <style:style style:name="T38" style:family="text">
      <style:text-properties fo:color="#c9211e" loext:opacity="100%" officeooo:rsid="0022996a"/>
    </style:style>
    <style:style style:name="T39" style:family="text">
      <style:text-properties fo:color="#800000" loext:opacity="100%"/>
    </style:style>
    <style:style style:name="T40" style:family="text">
      <style:text-properties fo:color="#800000" loext:opacity="100%" style:font-name="Consolas" fo:font-size="10.5pt" fo:font-weight="normal"/>
    </style:style>
    <style:style style:name="T41" style:family="text">
      <style:text-properties fo:color="#800000" loext:opacity="100%" style:font-name="Consolas" fo:font-size="10.5pt" fo:font-weight="normal" fo:background-color="#ffffff" loext:char-shading-value="0"/>
    </style:style>
    <style:style style:name="T42" style:family="text">
      <style:text-properties fo:color="#800000" loext:opacity="100%" style:font-name="Consolas" fo:font-size="10.5pt" officeooo:rsid="000072b9" fo:background-color="#ffffff" loext:char-shading-value="0" style:font-size-asian="14pt" style:font-size-complex="14pt"/>
    </style:style>
    <style:style style:name="T43" style:family="text">
      <style:text-properties fo:color="#ff0000" loext:opacity="100%"/>
    </style:style>
    <style:style style:name="T44" style:family="text">
      <style:text-properties fo:color="#ff0000" loext:opacity="100%" style:font-name="Consolas" fo:font-size="10.5pt" fo:font-weight="normal"/>
    </style:style>
    <style:style style:name="T45" style:family="text">
      <style:text-properties fo:color="#000000" loext:opacity="100%" fo:background-color="#ffffff" loext:char-shading-value="0"/>
    </style:style>
    <style:style style:name="T46" style:family="text">
      <style:text-properties fo:color="#000000" loext:opacity="100%" style:font-name="Consolas" fo:font-size="10.5pt" fo:font-weight="normal" fo:background-color="#ffffff" loext:char-shading-value="0"/>
    </style:style>
    <style:style style:name="T47" style:family="text">
      <style:text-properties fo:color="#000000" loext:opacity="100%" style:font-name="Consolas" fo:font-size="10.5pt" fo:font-weight="normal" officeooo:rsid="0026b0c0" fo:background-color="#ffffff" loext:char-shading-value="0"/>
    </style:style>
    <style:style style:name="T48" style:family="text">
      <style:text-properties fo:color="#0000ff" loext:opacity="100%"/>
    </style:style>
    <style:style style:name="T49" style:family="text">
      <style:text-properties fo:color="#0000ff" loext:opacity="100%" style:font-name="Consolas" fo:font-size="10.5pt" fo:font-weight="normal"/>
    </style:style>
    <style:style style:name="T50" style:family="text">
      <style:text-properties style:font-name="Consolas" fo:font-size="10.5pt" fo:font-weight="normal"/>
    </style:style>
    <style:style style:name="T51" style:family="text">
      <style:text-properties style:font-name="Consolas" fo:font-size="10.5pt" fo:font-weight="normal" officeooo:rsid="0026b0c0"/>
    </style:style>
    <style:style style:name="T52" style:family="text">
      <style:text-properties officeooo:rsid="0027e7c9"/>
    </style:style>
    <style:style style:name="T53" style:family="text">
      <style:text-properties officeooo:rsid="0029f788"/>
    </style:style>
    <style:style style:name="T54" style:family="text">
      <style:text-properties fo:background-color="#ffffff"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Pasos a seguir:</text:p>
      <text:list xml:id="list4273421206" text:style-name="L1">
        <text:list-item>
          <text:p text:style-name="P43">Guardar este documento en nuestro equipo.</text:p>
        </text:list-item>
        <text:list-item>
          <text:p text:style-name="P43">Renombrar según el siguiente ejemplo: ApellidoNombre_ActividadesUD<text:span text:style-name="T12">5</text:span></text:p>
        </text:list-item>
        <text:list-item>
          <text:p text:style-name="P43">En el transcurso de las clases, el alumnado irá completando el documento según se indique en el enunciado de las actividades.</text:p>
        </text:list-item>
      </text:list>
      <text:p text:style-name="P14"/>
      <text:p text:style-name="P11"/>
      <text:p text:style-name="P10"/>
      <text:p text:style-name="P1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7_3396345470" text:style-name="Index_20_Link" text:visited-style-name="Index_20_Link">Actividad 1.<text:tab/>2</text:a></text:p>
          <text:p text:style-name="P19"><text:a xlink:type="simple" xlink:href="#__RefHeading___Toc111_3396345470" text:style-name="Index_20_Link" text:visited-style-name="Index_20_Link">Actividad 2.<text:tab/>3</text:a></text:p>
          <text:p text:style-name="P19"><text:a xlink:type="simple" xlink:href="#__RefHeading___Toc404_2167889451" text:style-name="Index_20_Link" text:visited-style-name="Index_20_Link">Actividad 3.<text:tab/>4</text:a></text:p>
        </text:index-body>
      </text:table-of-content>
      <text:p text:style-name="P10"/>
      <text:p text:style-name="P10"/>
      <text:p text:style-name="P1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Actividad</text:p>
          </table:table-cell>
          <table:table-cell table:style-name="Tabla1.A1" office:value-type="string">
            <text:p text:style-name="P15">Puntuación</text:p>
          </table:table-cell>
          <table:table-cell table:style-name="Tabla1.C1" office:value-type="string">
            <text:p text:style-name="P15">Puntuación obtenida</text:p>
          </table:table-cell>
        </table:table-row>
        <table:table-row table:style-name="TableLine1501686921072">
          <table:table-cell table:style-name="Tabla1.A13" office:value-type="string">
            <text:p text:style-name="P29"><text:span text:style-name="T33">Act 1. </text:span><text:span text:style-name="T32">XSL básico</text:span></text:p>
          </table:table-cell>
          <table:table-cell table:style-name="Tabla1.B7" office:value-type="string">
            <text:p text:style-name="P15">3</text:p>
          </table:table-cell>
          <table:table-cell table:style-name="Tabla1.C7" office:value-type="string">
            <text:p text:style-name="P23"/>
          </table:table-cell>
        </table:table-row>
        <table:table-row table:style-name="TableLine1501686923248">
          <table:table-cell table:style-name="Tabla1.A13" office:value-type="string">
            <text:p text:style-name="P28">5,1</text:p>
          </table:table-cell>
          <table:table-cell table:style-name="Tabla1.B3" office:value-type="string">
            <text:p text:style-name="P18">0,6</text:p>
          </table:table-cell>
          <table:table-cell table:style-name="Tabla1.C7" office:value-type="string">
            <text:p text:style-name="P27"/>
          </table:table-cell>
        </table:table-row>
        <table:table-row table:style-name="TableLine1501686923520">
          <table:table-cell table:style-name="Tabla1.A13" office:value-type="string">
            <text:p text:style-name="P28">5,2</text:p>
          </table:table-cell>
          <table:table-cell table:style-name="Tabla1.B4" office:value-type="string">
            <text:p text:style-name="P18">0,6</text:p>
          </table:table-cell>
          <table:table-cell table:style-name="Tabla1.C7" office:value-type="string">
            <text:p text:style-name="P27"/>
          </table:table-cell>
        </table:table-row>
        <table:table-row table:style-name="TableLine1501686931952">
          <table:table-cell table:style-name="Tabla1.A13" office:value-type="string">
            <text:p text:style-name="P28">5,3</text:p>
          </table:table-cell>
          <table:table-cell table:style-name="Tabla1.B7" office:value-type="string">
            <text:p text:style-name="P18">0,6</text:p>
          </table:table-cell>
          <table:table-cell table:style-name="Tabla1.C7" office:value-type="string">
            <text:p text:style-name="P27"/>
          </table:table-cell>
        </table:table-row>
        <table:table-row table:style-name="TableLine1501686932496">
          <table:table-cell table:style-name="Tabla1.A13" office:value-type="string">
            <text:p text:style-name="P28">5,4</text:p>
          </table:table-cell>
          <table:table-cell table:style-name="Tabla1.B7" office:value-type="string">
            <text:p text:style-name="P18">0,6</text:p>
          </table:table-cell>
          <table:table-cell table:style-name="Tabla1.C7" office:value-type="string">
            <text:p text:style-name="P23"/>
          </table:table-cell>
        </table:table-row>
        <table:table-row table:style-name="TableLine1501686924336">
          <table:table-cell table:style-name="Tabla1.A13" office:value-type="string">
            <text:p text:style-name="P28">5,5</text:p>
          </table:table-cell>
          <table:table-cell table:style-name="Tabla1.B7" office:value-type="string">
            <text:p text:style-name="P18">0,6</text:p>
          </table:table-cell>
          <table:table-cell table:style-name="Tabla1.C7" office:value-type="string">
            <text:p text:style-name="P23"/>
          </table:table-cell>
        </table:table-row>
        <table:table-row table:style-name="TableLine1501686934672">
          <table:table-cell table:style-name="Tabla1.A13" office:value-type="string">
            <text:p text:style-name="P29"><text:span text:style-name="T33">Act 2. </text:span><text:span text:style-name="T32">Lista CDs</text:span></text:p>
          </table:table-cell>
          <table:table-cell table:style-name="Tabla1.B12" office:value-type="string">
            <text:p text:style-name="P15">3</text:p>
          </table:table-cell>
          <table:table-cell table:style-name="Tabla1.C12" office:value-type="string">
            <text:p text:style-name="P24"/>
          </table:table-cell>
        </table:table-row>
        <table:table-row table:style-name="TableLine1501686925696">
          <table:table-cell table:style-name="Tabla1.A13" office:value-type="string">
            <text:p text:style-name="P28">1</text:p>
          </table:table-cell>
          <table:table-cell table:style-name="Tabla1.B9" office:value-type="string">
            <text:p text:style-name="P18">0,75</text:p>
          </table:table-cell>
          <table:table-cell table:style-name="Tabla1.C12" office:value-type="string">
            <text:p text:style-name="P24"/>
          </table:table-cell>
        </table:table-row>
        <table:table-row table:style-name="TableLine1501686928688">
          <table:table-cell table:style-name="Tabla1.A13" office:value-type="string">
            <text:p text:style-name="P28">2</text:p>
          </table:table-cell>
          <table:table-cell table:style-name="Tabla1.B10" office:value-type="string">
            <text:p text:style-name="P18">0,75</text:p>
          </table:table-cell>
          <table:table-cell table:style-name="Tabla1.C12" office:value-type="string">
            <text:p text:style-name="P24"/>
          </table:table-cell>
        </table:table-row>
        <table:table-row table:style-name="TableLine1501686928960">
          <table:table-cell table:style-name="Tabla1.A13" office:value-type="string">
            <text:p text:style-name="P28">3</text:p>
          </table:table-cell>
          <table:table-cell table:style-name="Tabla1.B12" office:value-type="string">
            <text:p text:style-name="P18">0,75</text:p>
          </table:table-cell>
          <table:table-cell table:style-name="Tabla1.C12" office:value-type="string">
            <text:p text:style-name="P24"/>
          </table:table-cell>
        </table:table-row>
        <table:table-row table:style-name="TableLine1501686929232">
          <table:table-cell table:style-name="Tabla1.A13" office:value-type="string">
            <text:p text:style-name="P28">4</text:p>
          </table:table-cell>
          <table:table-cell table:style-name="Tabla1.B12" office:value-type="string">
            <text:p text:style-name="P18">0,75</text:p>
          </table:table-cell>
          <table:table-cell table:style-name="Tabla1.C12" office:value-type="string">
            <text:p text:style-name="P24"/>
          </table:table-cell>
        </table:table-row>
        <table:table-row table:style-name="TableLine1501686932224">
          <table:table-cell table:style-name="Tabla1.A13" office:value-type="string">
            <text:p text:style-name="P29"><text:span text:style-name="T33">Act 3. </text:span><text:span text:style-name="T32">Noticias</text:span></text:p>
          </table:table-cell>
          <table:table-cell table:style-name="Tabla1.B13" office:value-type="string">
            <text:p text:style-name="P16">4</text:p>
          </table:table-cell>
          <table:table-cell table:style-name="Tabla1.C13" office:value-type="string">
            <text:p text:style-name="P25"/>
          </table:table-cell>
        </table:table-row>
        <table:table-row table:style-name="TableLine1501686934944">
          <table:table-cell table:style-name="Tabla1.A14" office:value-type="string">
            <text:p text:style-name="P17"/>
          </table:table-cell>
          <table:table-cell table:style-name="Tabla1.B14" office:value-type="string">
            <text:p text:style-name="P18">0,8</text:p>
          </table:table-cell>
          <table:table-cell table:style-name="Tabla1.C14">
            <text:p text:style-name="P26"/>
          </table:table-cell>
        </table:table-row>
        <table:table-row table:style-name="TableLine1501686949632">
          <table:table-cell table:style-name="Tabla1.A17" office:value-type="string">
            <text:p text:style-name="P17"/>
          </table:table-cell>
          <table:table-cell table:style-name="Tabla1.B15" office:value-type="string">
            <text:p text:style-name="P18">0,8</text:p>
          </table:table-cell>
          <table:table-cell table:style-name="Tabla1.C17">
            <text:p text:style-name="P26"/>
          </table:table-cell>
        </table:table-row>
        <table:table-row table:style-name="TableLine1501686937120">
          <table:table-cell table:style-name="Tabla1.A17" office:value-type="string">
            <text:p text:style-name="P17"/>
          </table:table-cell>
          <table:table-cell table:style-name="Tabla1.B17" office:value-type="string">
            <text:p text:style-name="P18">0,8</text:p>
          </table:table-cell>
          <table:table-cell table:style-name="Tabla1.C17">
            <text:p text:style-name="P26"/>
          </table:table-cell>
        </table:table-row>
        <table:table-row table:style-name="TableLine1501686953168">
          <table:table-cell table:style-name="Tabla1.A17" office:value-type="string">
            <text:p text:style-name="P17"/>
          </table:table-cell>
          <table:table-cell table:style-name="Tabla1.B17" office:value-type="string">
            <text:p text:style-name="P18">0,8</text:p>
          </table:table-cell>
          <table:table-cell table:style-name="Tabla1.C17">
            <text:p text:style-name="P26"/>
          </table:table-cell>
        </table:table-row>
        <table:table-row table:style-name="TableLine1501686939024">
          <table:table-cell table:style-name="Tabla1.A18" office:value-type="string">
            <text:p text:style-name="P17"/>
          </table:table-cell>
          <table:table-cell table:style-name="Tabla1.B18" office:value-type="string">
            <text:p text:style-name="P18">0,8</text:p>
          </table:table-cell>
          <table:table-cell table:style-name="Tabla1.C18">
            <text:p text:style-name="P26"/>
          </table:table-cell>
        </table:table-row>
        <table:table-row table:style-name="TableLine1501686945008">
          <table:table-cell table:style-name="Tabla1.A19" office:value-type="string">
            <text:p text:style-name="P30">Calificación</text:p>
          </table:table-cell>
          <table:table-cell table:style-name="Tabla1.B19" office:value-type="string">
            <text:p text:style-name="P18"/>
          </table:table-cell>
          <table:table-cell table:style-name="Tabla1.C19" table:formula="ooow:sum&lt;C2:C18&gt;" office:value-type="float" office:value="0">
            <text:p text:style-name="P26">0</text:p>
          </table:table-cell>
        </table:table-row>
      </table:table>
      <text:h text:style-name="P35" text:outline-level="1"><text:bookmark-start text:name="__RefHeading___Toc107_3396345470"/>Actividad 1.<text:bookmark-end text:name="__RefHeading___Toc107_3396345470"/></text:h>
      <text:p text:style-name="P8">Ejercicios del PDF ‘UD5. Conversión y transformación de documentos XML’: </text:p>
      <text:list xml:id="list3542578033" text:style-name="L2">
        <text:list-item>
          <text:p text:style-name="P44">Actividades 5.1 <text:span text:style-name="T37">(0,6 puntos)</text:span></text:p>
        </text:list-item>
        <text:list-item>
          <text:p text:style-name="P44">Actividades 5.2 <text:span text:style-name="T37">(0,6 puntos)</text:span></text:p>
        </text:list-item>
        <text:list-item>
          <text:p text:style-name="P44">Actividades 5.3 <text:span text:style-name="T37">(0,6 puntos)</text:span></text:p>
        </text:list-item>
        <text:list-item>
          <text:p text:style-name="P44">Actividades 5.4 <text:span text:style-name="T37">(0,6 puntos)</text:span></text:p>
        </text:list-item>
        <text:list-item>
          <text:p text:style-name="P44">Actividades 5.5 <text:span text:style-name="T37">(0,6 puntos)</text:span></text:p>
        </text:list-item>
      </text:list>
      <text:h text:style-name="P36" text:outline-level="1"/>
      <text:h text:style-name="P37" text:outline-level="1"/>
      <text:h text:style-name="P37" text:outline-level="1"/>
      <text:h text:style-name="P38" text:outline-level="1"/>
      <text:h text:style-name="P39" text:outline-level="1"><text:bookmark-start text:name="__RefHeading___Toc111_3396345470"/><text:span text:style-name="T4">Actividad </text:span><text:span text:style-name="T5">2. </text:span><text:bookmark-end text:name="__RefHeading___Toc111_3396345470"/></text:h>
      <text:p text:style-name="P7"><text:s/>Crear un documento XML que almacene una lista de CD de música. Cada CD deberá almacenar la siguiente información:   </text:p>
      <text:list xml:id="list3689695929" text:style-name="L3">
        <text:list-item>
          <text:p text:style-name="P45">Título del álbum. </text:p>
        </text:list-item>
        <text:list-item>
          <text:p text:style-name="P45"><text:span text:style-name="T13">A</text:span>rtista.</text:p>
        </text:list-item>
        <text:list-item>
          <text:p text:style-name="P45"><text:span text:style-name="T13">T</text:span>ítulos de las canciones con el tiempo por canción.</text:p>
        </text:list-item>
        <text:list-item>
          <text:p text:style-name="P45">Sello discográfico.</text:p>
        </text:list-item>
        <text:list-item>
          <text:p text:style-name="P45">Año de publicación.</text:p>
        </text:list-item>
      </text:list>
      <text:p text:style-name="P7">Al menos insertar 10 CDs.</text:p>
      <text:p text:style-name="P6"><text:s/>Con el documento XML anterior, se pide:</text:p>
      <text:list xml:id="list957654747" text:style-name="L4">
        <text:list-item>
          <text:p text:style-name="P46"><text:span text:style-name="T37">(0,75 puntos)</text:span>Generar un fichero XSL (“cd_p1.xsl”) en el que se muestre una tabla con todos los datos de los discos de música.</text:p>
        </text:list-item>
        <text:list-item>
          <text:p text:style-name="P46"><text:span text:style-name="T37">(0,75 puntos)</text:span>Elegir un artista cualquiera y generar un fichero XSL (“cd_p2.xsl”) en el que se muestre una tabla con todas las canciones de ese artista.</text:p>
        </text:list-item>
        <text:list-item>
          <text:p text:style-name="P46"><text:span text:style-name="T37">(0,75 puntos)</text:span>Elegir un sello cualquiera y generar un fichero XSL (“cd_p3.xsl”) en el que se muestre una tabla con todas las canciones de ese sello discográfico.</text:p>
        </text:list-item>
        <text:list-item>
          <text:p text:style-name="P46"><text:span text:style-name="T37">(0,75 puntos)</text:span>Elegir una duración máxima de canción y generar un fichero XSL (“cd_p4.xsl”) en el que se muestre una tabla con todas las canciones que tienen una duración inferior a la elegida.</text:p>
        </text:list-item>
      </text:list>
      <text:h text:style-name="P40" text:outline-level="1"><text:bookmark-start text:name="__RefHeading___Toc404_2167889451"/><text:span text:style-name="T5">Actividad </text:span><text:span text:style-name="T6">3</text:span><text:span text:style-name="T5">. </text:span><text:bookmark-end text:name="__RefHeading___Toc404_2167889451"/></text:h>
      <text:p text:style-name="P9"/>
      <text:p text:style-name="P21">La carpeta <text:span text:style-name="T34">scissorsandpaste-master</text:span> contiene tres documentos principales:</text:p>
      <text:p text:style-name="P21"/>
      <text:list xml:id="list2243519753" text:style-name="L5">
        <text:list-item>
          <text:p text:style-name="P48"><text:span text:style-name="Strong_20_Emphasis"><text:span text:style-name="T26">TEISAP.XML</text:span></text:span><text:span text:style-name="T27">: el archivo XML</text:span></text:p>
        </text:list-item>
        <text:list-item>
          <text:p text:style-name="P48"><text:span text:style-name="Strong_20_Emphasis"><text:span text:style-name="T26">Transformers </text:span></text:span><text:span text:style-name="T27">(Transformadores): una colección de hojas de estilo XSL</text:span></text:p>
        </text:list-item>
        <text:list-item>
          <text:p text:style-name="P48"><text:span text:style-name="Strong_20_Emphasis"><text:span text:style-name="T26">Outputs</text:span></text:span><text:span text:style-name="T27">: archivos derivados de la base de datos utilizando las hojas de estilo XSL</text:span></text:p>
        </text:list-item>
      </text:list>
      <text:p text:style-name="P22">También encontrarás los siguientes documentos:</text:p>
      <text:list xml:id="list2351540024" text:style-name="L6">
        <text:list-item>
          <text:p text:style-name="P49"><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9"><text:span text:style-name="T28">Un archivo </text:span><text:span text:style-name="Strong_20_Emphasis"><text:span text:style-name="T28">README </text:span></text:span><text:span text:style-name="Strong_20_Emphasis"><text:span text:style-name="T29">(</text:span></text:span><text:span text:style-name="T28">Léeme) con información sobre la base de datos</text:span></text:p>
        </text:list-item>
        <text:list-item>
          <text:p text:style-name="P49"><text:span text:style-name="T28">Un archivo </text:span><text:span text:style-name="T29">(</text:span><text:span text:style-name="Strong_20_Emphasis"><text:span text:style-name="T28">Cite </text:span></text:span><text:span text:style-name="T28">Cita), que explica cómo citar la base de datos</text:span></text:p>
        </text:list-item>
        <text:list-item>
          <text:p text:style-name="P49"><text:span text:style-name="T28">Un archivo </text:span><text:span text:style-name="Strong_20_Emphasis"><text:span text:style-name="T28">License </text:span></text:span><text:span text:style-name="T28">(Licencia) con los términos de uso</text:span></text:p>
        </text:list-item>
      </text:list>
      <text:p text:style-name="P20"/>
      <text:h text:style-name="P51" text:outline-level="1"><text:span text:style-name="T8">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Encoding Initiative</text:span></text:a><text:span text:style-name="Strong_20_Emphasis"><text:span text:style-name="T9"> </text:span></text:span><text:span text:style-name="Strong_20_Emphasis"><text:span text:style-name="T10">(</text:span></text:span><text:span text:style-name="T8">TEI), gran parte de la cual corresponde a los metadatos. </text:span></text:h>
      <text:h text:style-name="P52" text:outline-level="1"/>
      <text:h text:style-name="P60" text:outline-level="1"><text:span text:style-name="T28">Ve a la carpeta </text:span><text:span text:style-name="Strong_20_Emphasis"><text:span text:style-name="T28">Outputs </text:span></text:span><text:span text:style-name="T28">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 </text:span></text:span><text:span text:style-name="T28">a tu escritorio. </text:span></text:h>
      <text:h text:style-name="P52" text:outline-level="1"/>
      <text:h text:style-name="P60" text:outline-level="1"><text:span text:style-name="T28">Abre el archivo </text:span><text:span text:style-name="Emphasis"><text:span text:style-name="T28">SAPsimple_es.xml </text:span></text:span><text:span text:style-name="T28">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h>
      <text:h text:style-name="P52" text:outline-level="1"/>
      <text:h text:style-name="P60" text:outline-level="1"><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30">bastante libertad</text:span></text:a><text:span text:style-name="T28">. En la base de datos </text:span><text:span text:style-name="Emphasis"><text:span text:style-name="T28">Scissors and Paste </text:span></text:span><text:span text:style-name="T28">los registros contienen los siguientes:</text:span></text:h>
      <text:h text:style-name="P59" text:outline-level="1"/>
      <text:list xml:id="list3769749699" text:style-name="L7">
        <text:list-item>
          <text:p text:style-name="P50"><text:span text:style-name="Strong_20_Emphasis"><text:span text:style-name="T20">identificador</text:span></text:span><text:span text:style-name="T21">: número de identificación del registro</text:span></text:p>
        </text:list-item>
        <text:list-item>
          <text:p text:style-name="P50"><text:span text:style-name="Strong_20_Emphasis"><text:span text:style-name="T20">título</text:span></text:span><text:span text:style-name="T21">: título del periódico</text:span></text:p>
        </text:list-item>
        <text:list-item>
          <text:p text:style-name="P50"><text:span text:style-name="Strong_20_Emphasis"><text:span text:style-name="T20">ciudad</text:span></text:span><text:span text:style-name="T21">: ciudad del periódico</text:span></text:p>
        </text:list-item>
        <text:list-item>
          <text:p text:style-name="P50"><text:soft-page-break/><text:span text:style-name="Strong_20_Emphasis"><text:span text:style-name="T20">provincia</text:span></text:span><text:span text:style-name="T21">: provincia o región del periódico</text:span></text:p>
        </text:list-item>
        <text:list-item>
          <text:p text:style-name="P50"><text:span text:style-name="Strong_20_Emphasis"><text:span text:style-name="T20">país</text:span></text:span><text:span text:style-name="T21">: país del periódico</text:span></text:p>
        </text:list-item>
        <text:list-item>
          <text:p text:style-name="P50"><text:span text:style-name="Strong_20_Emphasis"><text:span text:style-name="T20">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50"><text:span text:style-name="Strong_20_Emphasis"><text:span text:style-name="T20">año</text:span></text:span><text:span text:style-name="T21">: año de la publicación</text:span></text:p>
        </text:list-item>
        <text:list-item>
          <text:p text:style-name="P50"><text:span text:style-name="Strong_20_Emphasis"><text:span text:style-name="T20">mes</text:span></text:span><text:span text:style-name="T21">: mes de la publicación</text:span></text:p>
        </text:list-item>
        <text:list-item>
          <text:p text:style-name="P50"><text:span text:style-name="Strong_20_Emphasis"><text:span text:style-name="T20">día</text:span></text:span><text:span text:style-name="T21">: día de la publicación</text:span></text:p>
        </text:list-item>
        <text:list-item>
          <text:p text:style-name="P50"><text:span text:style-name="Strong_20_Emphasis"><text:span text:style-name="T20">secciónPalabrasClave</text:span></text:span><text:span text:style-name="T21">: sección que contiene las palabras claves</text:span></text:p>
        </text:list-item>
        <text:list-item>
          <text:p text:style-name="P50"><text:span text:style-name="Strong_20_Emphasis"><text:span text:style-name="T20">palabraClave</text:span></text:span><text:span text:style-name="T21">: palabra clave que describe el artículo</text:span></text:p>
        </text:list-item>
        <text:list-item>
          <text:p text:style-name="P50"><text:span text:style-name="Strong_20_Emphasis"><text:span text:style-name="T20">titular</text:span></text:span><text:span text:style-name="T21">: titular del artículo (opcional)</text:span></text:p>
        </text:list-item>
        <text:list-item>
          <text:p text:style-name="P50"><text:span text:style-name="Strong_20_Emphasis"><text:span text:style-name="T20">texto</text:span></text:span><text:span text:style-name="T21">: sección que contiene el artículo</text:span></text:p>
        </text:list-item>
        <text:list-item>
          <text:p text:style-name="P50"><text:span text:style-name="Strong_20_Emphasis"><text:span text:style-name="T20">p</text:span></text:span><text:span text:style-name="T21">: párrafo de texto</text:span></text:p>
        </text:list-item>
      </text:list>
      <text:h text:style-name="P62" text:outline-level="1"/>
      <text:h text:style-name="P61" text:outline-level="1"><text:span text:style-name="T28">Abre el archivo </text:span><text:span text:style-name="Emphasis"><text:span text:style-name="T28">SAPsimple_es.xml</text:span></text:span><text:span text:style-name="T28"> con tu navegador favorito y examina su contenido. </text:span></text:h>
      <text:h text:style-name="P53" text:outline-level="1"><text:s/></text:h>
      <text:h text:style-name="P53" text:outline-level="1">Añade una línea nueva debajo de &lt;?xml version="1.0" encoding="UTF-8"?&gt;. En esta nueva línea, escribe</text:h>
      <text:h text:style-name="P53" text:outline-level="1"/>
      <text:h text:style-name="P53" text:outline-level="1">&lt;?xml-stylesheet type="text/xsl" href="miestilo.xsl"?&gt;</text:h>
      <text:h text:style-name="P53" text:outline-level="1"/>
      <text:h text:style-name="P53" text:outline-level="1">y luego guarda el archivo.</text:h>
      <text:h text:style-name="P53" text:outline-level="1"/>
      <text:h text:style-name="P53" text:outline-level="1">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h>
      <text:h text:style-name="P53" text:outline-level="1"/>
      <text:h text:style-name="P53" text:outline-level="1">Añade las dos líneas siguientes al inicio del archivo XSL:</text:h>
      <text:h text:style-name="P53" text:outline-level="1"/>
      <text:h text:style-name="P53" text:outline-level="1">&lt;xsl:stylesheet version="1.0" xmlns:xsl="http://www.w3.org/1999/XSL/Transform"&gt;</text:h>
      <text:h text:style-name="P53" text:outline-level="1">&lt;xsl:output method="text"/&gt;</text:h>
      <text:h text:style-name="P54" text:outline-level="1">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h>
      <text:h text:style-name="P53" text:outline-level="1"/>
      <text:h text:style-name="P53" text:outline-level="1">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h>
      <text:h text:style-name="P53" text:outline-level="1"/>
      <text:h text:style-name="P53" text:outline-level="1">El resultado debería ser el texto con los saltos de línea existentes, peor sin los elementos XML</text:h>
      <text:h text:style-name="P63" text:outline-level="1"/>
      <text:h text:style-name="P63" text:outline-level="1"/>
      <text:h text:style-name="P65" text:outline-level="1">Cómo poblar un output</text:h>
      <text:h text:style-name="P53" text:outline-level="1">La línea de código &lt;xsl:value-of select="raíz"/&gt; imprime la base de datos entera en formato de texto sencillo. Si examinas los componentes de la línea, sabrás por qué:</text:h>
      <text:h text:style-name="P53" text:outline-level="1"/>
      <text:list xml:id="list2920578702" text:style-name="L8">
        <text:list-item>
          <text:h text:style-name="P57" text:outline-level="1">xsl:value-of (literalmente, valor-de): es una instrucción que sirve para imprimir el valor de un elemento; es decir, el texto contenido entre la etiqueta de inicio y de cierre.</text:h>
        </text:list-item>
      </text:list>
      <text:h text:style-name="P53" text:outline-level="1"/>
      <text:list xml:id="list132848772194749" text:continue-numbering="true" text:style-name="L8">
        <text:list-item>
          <text:h text:style-name="P57" text:outline-level="1">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h>
        </text:list-item>
      </text:list>
      <text:h text:style-name="P64" text:outline-level="1"/>
      <text:h text:style-name="P66" text:outline-level="1">Cómo imprimir valores</text:h>
      <text:h text:style-name="P55" text:outline-level="1">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h>
      <text:h text:style-name="P55" text:outline-level="1"/>
      <text:h text:style-name="P55" text:outline-level="1">No ha funcionado, ¿verdad? No debería porque no hemos dado al procesador todas las instrucciones que necesitaba.</text:h>
      <text:h text:style-name="P64" text:outline-level="1"/>
      <text:h text:style-name="P66" text:outline-level="1"/>
      <text:h text:style-name="P67" text:outline-level="1">Padres e hijos</text:h>
      <text:h text:style-name="P55" text:outline-level="1">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h>
      <text:h text:style-name="P55" text:outline-level="1"/>
      <text:h text:style-name="P55" text:outline-level="1">&lt;xsl:value-of select="raíz/registro/título"/&gt;</text:h>
      <text:h text:style-name="P55" text:outline-level="1">Guarda y refresca el navegador.</text:h>
      <text:h text:style-name="P55" text:outline-level="1"/>
      <text:h text:style-name="P55" text:outline-level="1">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h>
      <text:h text:style-name="P64" text:outline-level="1"/>
      <text:h text:style-name="P66" text:outline-level="1">Realizar repeticiones con for-each</text:h>
      <text:h text:style-name="P55" text:outline-level="1">Para un ser humano quizás parezca normal querer el valor contenido en todos los elementos título, pero el procesador no sabe esto por defecto. Para remediar la situación, debemos repetir la operación en forma de bucle.</text:h>
      <text:h text:style-name="P55" text:outline-level="1"/>
      <text:h text:style-name="P55" text:outline-level="1">Una repetición en forma de bucle indica al procesador que debería procesar todo el archivo y llevar a cabo la transformación indicada cada vez que la condición sea satisfactoria.</text:h>
      <text:h text:style-name="P55" text:outline-level="1"/>
      <text:h text:style-name="P55" text:outline-level="1">Así pues, crea una nueva línea después de &lt;xsl:template match="/"&gt; e inserta &lt;xsl:for-each select="raíz/registro"&gt;. Esta instrucción le indica al procesador que para cada registro situado dentro del elemento raíz debe realizar una determinada acción.</text:h>
      <text:h text:style-name="P55" text:outline-level="1"/>
      <text:h text:style-name="P55" text:outline-level="1">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h>
      <text:h text:style-name="P55" text:outline-level="1"/>
      <text:h text:style-name="P55" text:outline-level="1">En resumen, el archivo resultante debiera ser:</text:h>
      <text:h text:style-name="P64" text:outline-level="1"/>
      <text:h text:style-name="P64" text:outline-level="1">&lt;xsl:stylesheet version="1.0" xmlns:xsl="http://www.w3.org/1999/XSL/Transform"&gt;</text:h>
      <text:h text:style-name="P64" text:outline-level="1">&lt;xsl:output method="text"/&gt;</text:h>
      <text:h text:style-name="P64" text:outline-level="1"/>
      <text:h text:style-name="P64" text:outline-level="1">&lt;xsl:template match="/"&gt;</text:h>
      <text:h text:style-name="P64" text:outline-level="1"/>
      <text:h text:style-name="P64" text:outline-level="1"><text:s text:c="4"/>&lt;xsl:for-each select="raíz/registro"&gt;</text:h>
      <text:h text:style-name="P64" text:outline-level="1"><text:s text:c="12"/>&lt;xsl:value-of select="título"/&gt;</text:h>
      <text:h text:style-name="P64" text:outline-level="1"><text:s text:c="4"/>&lt;/xsl:for-each&gt;</text:h>
      <text:h text:style-name="P64" text:outline-level="1"><text:soft-page-break/></text:h>
      <text:h text:style-name="P64" text:outline-level="1">&lt;/xsl:template&gt;</text:h>
      <text:h text:style-name="P64" text:outline-level="1"/>
      <text:h text:style-name="P64" text:outline-level="1">&lt;/xsl:stylesheet&gt;</text:h>
      <text:h text:style-name="P55" text:outline-level="1"/>
      <text:h text:style-name="P55" text:outline-level="1">Ahora la instrucción template tiene tres líneas de código:</text:h>
      <text:h text:style-name="P55" text:outline-level="1"/>
      <text:list xml:id="list2655357101" text:style-name="L9">
        <text:list-item>
          <text:h text:style-name="P58" text:outline-level="1">Una etiqueta de inicio para la repetición for-each</text:h>
        </text:list-item>
        <text:list-item>
          <text:h text:style-name="P58" text:outline-level="1">Una instrucción para que el valor de título se imprima</text:h>
        </text:list-item>
        <text:list-item>
          <text:h text:style-name="P58" text:outline-level="1">Una etiqueta de cierre para for-each</text:h>
          <text:h text:style-name="P58" text:outline-level="1"/>
        </text:list-item>
      </text:list>
      <text:h text:style-name="P55" text:outline-level="1">Guarda el archivo y actualiza la ventana del navegador. Deberías obtener una masa de líneas de texto con el valor de cada uno de los elementos title. Puedes arreglar esto indicando al procesador que añada una nueva línea tras cada entrada.</text:h>
      <text:h text:style-name="P64" text:outline-level="1"/>
      <text:h text:style-name="P55" text:outline-level="1">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h>
      <text:h text:style-name="P55" text:outline-level="1"/>
      <text:h text:style-name="P55" text:outline-level="1">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h>
      <text:h text:style-name="P55" text:outline-level="1"/>
      <text:h text:style-name="P55" text:outline-level="1">Guarda el archivo y refresca el navegador para ver los cambios. Ahora deberías ver impreso el valor de los títulos de todos los registros contenidos en el documento.</text:h>
      <text:h text:style-name="P55" text:outline-level="1"/>
      <text:h text:style-name="P79" text:outline-level="1"><text:span text:style-name="T31">A</text:span><text:span text:style-name="T36">(0,8 puntos)</text:span><text:span text:style-name="T31">. Genera un inventario de los registros que contenga el identificador, el título y la fecha.</text:span></text:h>
      <text:h text:style-name="P71" text:outline-level="1"/>
      <text:h text:style-name="P79" text:outline-level="1"><text:span text:style-name="T31">B</text:span><text:span text:style-name="T36">(0,8 puntos)</text:span><text:span text:style-name="T31">. Genera un documento que contenga el texto de todos los artículos precedido por el número de identificador entre paréntesis cuadrados.</text:span></text:h>
      <text:h text:style-name="P74" text:outline-level="1"/>
      <text:h text:style-name="P72" text:outline-level="1">Atributos</text:h>
      <text:h text:style-name="P56" text:outline-level="1">No todos los datos corresponden a los valores de los elementos. Algunos datos, en cambio, se almacenan como valores de los atributos de elementos. Por ejemplo, el elemento fecha tiene un atributo llamado cuándo que contiene el valor de la fecha del artículo.</text:h>
      <text:h text:style-name="P56" text:outline-level="1"/>
      <text:h text:style-name="P56" text:outline-level="1">&lt;fecha cuándo="1789-01-05"&gt;</text:h>
      <text:h text:style-name="P56" text:outline-level="1">Para obtener el valor contenido en cuándo hay que hacer referencia a este atributo utilizando la expresión @cuándo.</text:h>
      <text:h text:style-name="P56" text:outline-level="1"/>
      <text:h text:style-name="P56" text:outline-level="1">&lt;xsl:value-of select="fecha/@cuándo"/&gt;</text:h>
      <text:h text:style-name="P56" text:outline-level="1"/>
      <text:h text:style-name="P68" text:outline-level="1"><text:span text:style-name="T35">C</text:span><text:span text:style-name="T38">(0,8 puntos)</text:span><text:span text:style-name="T35">. </text:span><text:span text:style-name="T16">Crea un inventario de registros en el que se liste el título del periódico seguido de la fecha de publicación.</text:span></text:h>
      <text:h text:style-name="P69" text:outline-level="1"/>
      <text:h text:style-name="P69" text:outline-level="1">Cómo ordenar los resultados</text:h>
      <text:h text:style-name="P56" text:outline-level="1">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h>
      <text:h text:style-name="P56" text:outline-level="1"/>
      <text:h text:style-name="P56" text:outline-level="1">select (selecciona): el nombre del elemento que sirve para ordenar los datos</text:h>
      <text:h text:style-name="P56" text:outline-level="1">order (ordena): define si los datos se ordenan de manera ascendiente (el valor del atributo debe ser ascending, en inglés) o descendiente (el valor debe ser descending, en inglés)</text:h>
      <text:h text:style-name="P56" text:outline-level="1">data-type (tipo-de-dato): informa al procesador si los datos son textuales (textual) o numéricos (number)</text:h>
      <text:h text:style-name="P56" text:outline-level="1">Por ejemplo, podemos escribir la siguiente instrucción para ordenar los datos a partir del elemento identificador en orden inverso:</text:h>
      <text:h text:style-name="P56" text:outline-level="1"/>
      <text:h text:style-name="P75" text:outline-level="1">&lt;xsl:sort select="identificador" order="descending" data-type="number"/&gt;</text:h>
      <text:h text:style-name="P75" text:outline-level="1"/>
      <text:h text:style-name="P56" text:outline-level="1">Es decir, a modo de aclaración, se puede ordenar los resultados utilizando un elemento que no se desea imprimir en el output.</text:h>
      <text:h text:style-name="P56" text:outline-level="1"/>
      <text:h text:style-name="P76" text:outline-level="1"><text:span text:style-name="T19">D</text:span><text:span text:style-name="T25">(0,8 puntos)</text:span><text:span text:style-name="T18">. </text:span><text:span text:style-name="T17">Genera un documento con el texto de los artículos ordenados de más a menos recientes. Para ello, utiliza la función </text:span><text:span text:style-name="Source_20_Text"><text:span text:style-name="T24">&lt;xsl:sort&gt;</text:span></text:span><text:span text:style-name="T22"> </text:span><text:span text:style-name="T17">y trata las fechas como si fueran texto (</text:span><text:span text:style-name="Emphasis"><text:span text:style-name="T15">text</text:span></text:span><text:span text:style-name="T17">).</text:span><text:span text:style-name="T14"> </text:span></text:h>
      <text:h text:style-name="P70" text:outline-level="1">Cómo filtrar los resultados</text:h>
      <text:h text:style-name="P56" text:outline-level="1">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h>
      <text:h text:style-name="P56" text:outline-level="1"/>
      <text:h text:style-name="P56" text:outline-level="1">Así, para imprimir los identificadores de los registros de 1815 podemos escribir la siguiente plantilla</text:h>
      <text:h text:style-name="P75" text:outline-level="1"/>
      <text:h text:style-name="P75" text:outline-level="1">&lt;xsl:stylesheet version="1.0" xmlns:xsl="http://www.w3.org/1999/XSL/Transform"&gt;</text:h>
      <text:h text:style-name="P75" text:outline-level="1"><text:s text:c="4"/>&lt;xsl:output method="text"/&gt;</text:h>
      <text:h text:style-name="P75" text:outline-level="1"/>
      <text:h text:style-name="P75" text:outline-level="1"><text:s text:c="4"/>&lt;xsl:template match="/"&gt;</text:h>
      <text:h text:style-name="P75" text:outline-level="1"><text:s text:c="8"/>&lt;xsl:for-each select="raíz/registro"&gt;</text:h>
      <text:h text:style-name="P75" text:outline-level="1"><text:s text:c="12"/>&lt;xsl:if test="fecha/año='1815'"&gt;</text:h>
      <text:h text:style-name="P75" text:outline-level="1"><text:s text:c="16"/>&lt;xsl:value-of select="identificador"/&gt;</text:h>
      <text:h text:style-name="P75" text:outline-level="1"><text:s text:c="16"/>&lt;xsl:text&gt;&amp;#xA;&lt;/xsl:text&gt;</text:h>
      <text:h text:style-name="P75" text:outline-level="1"><text:s text:c="12"/>&lt;/xsl:if&gt;</text:h>
      <text:h text:style-name="P75" text:outline-level="1"><text:s text:c="8"/>&lt;/xsl:for-each&gt;</text:h>
      <text:h text:style-name="P75" text:outline-level="1"><text:s text:c="4"/>&lt;/xsl:template&gt;</text:h>
      <text:h text:style-name="P75" text:outline-level="1"/>
      <text:h text:style-name="P75" text:outline-level="1">&lt;/xsl:stylesheet&gt;</text:h>
      <text:h text:style-name="P56" text:outline-level="1"/>
      <text:h text:style-name="P56" text:outline-level="1">Si queremos excluir el año 1815, en cambio, utilizaremos la expresión fecha/año != '1815' donde != significa que no es igual a.</text:h>
      <text:h text:style-name="P75" text:outline-level="1"/>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pan text:style-name="T32"/></text:h>
      <text:h text:style-name="P80" text:outline-level="1"><text:soft-page-break/><text:span text:style-name="T32">E</text:span><text:span text:style-name="T36">(0,8 puntos)</text:span><text:span text:style-name="T32">. Crea una lista de registros fechados a partir de 1789 ordenada del más reciente al más antiguo y que contenga el identificador, el título y la fecha separados por comas; cada registro debiera presentarse tras un salto de línea.</text:span></text:h>
      <text:h text:style-name="P73" text:outline-level="1"/>
      <text:h text:style-name="P42" text:outline-level="1"><text:span text:style-name="T5">Actividad </text:span><text:span text:style-name="T7">4</text:span><text:span text:style-name="T5">.</text:span></text:h>
      <text:h text:style-name="P41" text:outline-level="1"><text:span text:style-name="T11"><text:s/></text:span></text:h>
      <text:h text:style-name="P42" text:outline-level="1"><text:span text:style-name="T42">&lt;?xml version="1.0" encoding="ISO-8859-1" standalone="yes"?&gt;</text:span></text:h>
      <text:p text:style-name="P31"><text:span text:style-name="T39">&lt;!</text:span><text:span text:style-name="T48">DOCTYPE</text:span> <text:span text:style-name="T48">notas</text:span><text:span text:style-name="T39">&gt;</text:span></text:p>
      <text:p text:style-name="P31"><text:span text:style-name="T39">&lt;?xml-stylesheet</text:span><text:span text:style-name="T43"> type</text:span>=<text:span text:style-name="T48">"text/xsl"</text:span><text:span text:style-name="T43"> href</text:span>=<text:span text:style-name="T48">"notas2.xsl"</text:span><text:span text:style-name="T39">?&gt;</text:span></text:p>
      <text:p text:style-name="P33">&lt;notas&gt;</text:p>
      <text:p text:style-name="P32">    <text:span text:style-name="T40">&lt;alumno</text:span><text:span text:style-name="T50"> </text:span><text:span text:style-name="T44">convocatoria</text:span><text:span text:style-name="T50">=</text:span><text:span text:style-name="T49">"Septiembre"</text:span><text:span text:style-name="T40">&gt;</text:span></text:p>
      <text:p text:style-name="P32">        <text:span text:style-name="T40">&lt;nombre&gt;</text:span><text:span text:style-name="T50">Carlos</text:span><text:span text:style-name="T40">&lt;/nombre&gt;</text:span></text:p>
      <text:p text:style-name="P32">        <text:span text:style-name="T40">&lt;apellidos&gt;</text:span><text:span text:style-name="T50">Amaya Arozamena</text:span><text:span text:style-name="T40">&lt;/apellidos&gt;</text:span></text:p>
      <text:p text:style-name="P32">        <text:span text:style-name="T40">&lt;matricula&gt;</text:span><text:span text:style-name="T50">m019843</text:span><text:span text:style-name="T40">&lt;/matricula&gt;</text:span></text:p>
      <text:p text:style-name="P32">        <text:span text:style-name="T40">&lt;cuestionarios&gt;</text:span><text:span text:style-name="T50">8.0</text:span><text:span text:style-name="T40">&lt;/cuestionarios&gt;</text:span></text:p>
      <text:p text:style-name="P32">        <text:span text:style-name="T40">&lt;tareas&gt;</text:span><text:span text:style-name="T50">8.0</text:span><text:span text:style-name="T40">&lt;/tareas&gt;</text:span></text:p>
      <text:p text:style-name="P32">        <text:span text:style-name="T40">&lt;examen&gt;</text:span><text:span text:style-name="T50">6.0</text:span><text:span text:style-name="T40">&lt;/examen&gt;</text:span></text:p>
      <text:p text:style-name="P32">        <text:span text:style-name="T40">&lt;final&gt;</text:span><text:span text:style-name="T50">8.0</text:span><text:span text:style-name="T40">&lt;/final&gt;</text:span></text:p>
      <text:p text:style-name="P32">    <text:span text:style-name="T40">&lt;/alumno&gt;</text:span></text:p>
      <text:p text:style-name="P32">    <text:span text:style-name="T40">&lt;alumno</text:span><text:span text:style-name="T50"> </text:span><text:span text:style-name="T44">convocatoria</text:span><text:span text:style-name="T50">=</text:span><text:span text:style-name="T49">"Junio"</text:span><text:span text:style-name="T40">&gt;</text:span></text:p>
      <text:p text:style-name="P32">        <text:span text:style-name="T40">&lt;nombre&gt;</text:span><text:span text:style-name="T50">Jose</text:span><text:span text:style-name="T40">&lt;/nombre&gt;</text:span></text:p>
      <text:p text:style-name="P34"><text:span text:style-name="T45">        </text:span><text:span text:style-name="T41">&lt;apellidos&gt;</text:span><text:span text:style-name="T46">M</text:span><text:span text:style-name="T47">erlo</text:span><text:span text:style-name="T46"> Soto</text:span><text:span text:style-name="T41">&lt;/apellidos&gt;</text:span></text:p>
      <text:p text:style-name="P32">        <text:span text:style-name="T40">&lt;matricula&gt;</text:span><text:span text:style-name="T50">m019872</text:span><text:span text:style-name="T40">&lt;/matricula&gt;</text:span></text:p>
      <text:p text:style-name="P32">        <text:span text:style-name="T40">&lt;cuestionarios&gt;</text:span><text:span text:style-name="T50">7.0</text:span><text:span text:style-name="T40">&lt;/cuestionarios&gt;</text:span></text:p>
      <text:p text:style-name="P32">        <text:span text:style-name="T40">&lt;tareas&gt;</text:span><text:span text:style-name="T50">9.0</text:span><text:span text:style-name="T40">&lt;/tareas&gt;</text:span></text:p>
      <text:p text:style-name="P32">        <text:span text:style-name="T40">&lt;examen&gt;</text:span><text:span text:style-name="T50">7.0</text:span><text:span text:style-name="T40">&lt;/examen&gt;</text:span></text:p>
      <text:p text:style-name="P32">        <text:span text:style-name="T40">&lt;final&gt;</text:span><text:span text:style-name="T50">8.5</text:span><text:span text:style-name="T40">&lt;/final&gt;</text:span></text:p>
      <text:p text:style-name="P32">    <text:span text:style-name="T40">&lt;/alumno&gt;</text:span></text:p>
      <text:p text:style-name="P32">    <text:span text:style-name="T40">&lt;alumno</text:span><text:span text:style-name="T50"> </text:span><text:span text:style-name="T44">convocatoria</text:span><text:span text:style-name="T50">=</text:span><text:span text:style-name="T49">"Junio"</text:span><text:span text:style-name="T40">&gt;</text:span></text:p>
      <text:p text:style-name="P32">        <text:span text:style-name="T40">&lt;nombre&gt;</text:span><text:span text:style-name="T50">Ana</text:span><text:span text:style-name="T40">&lt;/nombre&gt;</text:span></text:p>
      <text:p text:style-name="P32">        <text:span text:style-name="T40">&lt;apellidos&gt;</text:span><text:span text:style-name="T50">Martinez de la Fuente</text:span><text:span text:style-name="T40">&lt;/apellidos&gt;</text:span></text:p>
      <text:p text:style-name="P32">        <text:span text:style-name="T40">&lt;matricula&gt;</text:span><text:span text:style-name="T50">m097215</text:span><text:span text:style-name="T40">&lt;/matricula&gt;</text:span></text:p>
      <text:p text:style-name="P32">        <text:span text:style-name="T40">&lt;cuestionarios&gt;</text:span><text:span text:style-name="T50">8.0</text:span><text:span text:style-name="T40">&lt;/cuestionarios&gt;</text:span></text:p>
      <text:p text:style-name="P32">        <text:span text:style-name="T40">&lt;tareas&gt;</text:span><text:span text:style-name="T50">9.0</text:span><text:span text:style-name="T40">&lt;/tareas&gt;</text:span></text:p>
      <text:p text:style-name="P32">        <text:span text:style-name="T40">&lt;examen&gt;</text:span><text:span text:style-name="T50">9.0</text:span><text:span text:style-name="T40">&lt;/examen&gt;</text:span></text:p>
      <text:p text:style-name="P32">        <text:span text:style-name="T40">&lt;final&gt;</text:span><text:span text:style-name="T50">8.5</text:span><text:span text:style-name="T40">&lt;/final&gt;</text:span></text:p>
      <text:p text:style-name="P32">    <text:span text:style-name="T40">&lt;/alumno&gt;</text:span></text:p>
      <text:p text:style-name="P32">    <text:span text:style-name="T40">&lt;alumno</text:span><text:span text:style-name="T50"> </text:span><text:span text:style-name="T44">convocatoria</text:span><text:span text:style-name="T50">=</text:span><text:span text:style-name="T49">"Septiembre"</text:span><text:span text:style-name="T40">&gt;</text:span></text:p>
      <text:p text:style-name="P32">        <text:span text:style-name="T40">&lt;nombre&gt;</text:span><text:span text:style-name="T50">Roberto</text:span><text:span text:style-name="T40">&lt;/nombre&gt;</text:span></text:p>
      <text:p text:style-name="P32">        <text:span text:style-name="T40">&lt;apellidos&gt;</text:span><text:span text:style-name="T50">Carrera Fern</text:span><text:span text:style-name="T51">a</text:span><text:span text:style-name="T50">ndez</text:span><text:span text:style-name="T40">&lt;/apellidos&gt;</text:span></text:p>
      <text:p text:style-name="P32">        <text:span text:style-name="T40">&lt;matricula&gt;</text:span><text:span text:style-name="T50">m059312</text:span><text:span text:style-name="T40">&lt;/matricula&gt;</text:span></text:p>
      <text:p text:style-name="P32">        <text:span text:style-name="T40">&lt;cuestionarios&gt;</text:span><text:span text:style-name="T50">6.0</text:span><text:span text:style-name="T40">&lt;/cuestionarios&gt;</text:span></text:p>
      <text:p text:style-name="P32">        <text:span text:style-name="T40">&lt;tareas&gt;</text:span><text:span text:style-name="T50">7.0</text:span><text:span text:style-name="T40">&lt;/tareas&gt;</text:span></text:p>
      <text:p text:style-name="P32">        <text:span text:style-name="T40">&lt;examen&gt;</text:span><text:span text:style-name="T50">6.0</text:span><text:span text:style-name="T40">&lt;/examen&gt;</text:span></text:p>
      <text:p text:style-name="P32">        <text:span text:style-name="T40">&lt;final&gt;</text:span><text:span text:style-name="T50">6.5</text:span><text:span text:style-name="T40">&lt;/final&gt;</text:span></text:p>
      <text:p text:style-name="P32"><text:soft-page-break/>    <text:span text:style-name="T40">&lt;/alumno&gt;</text:span></text:p>
      <text:p text:style-name="P32">    <text:span text:style-name="T40">&lt;alumno</text:span><text:span text:style-name="T50"> </text:span><text:span text:style-name="T44">convocatoria</text:span><text:span text:style-name="T50">=</text:span><text:span text:style-name="T49">"Septiembre"</text:span><text:span text:style-name="T40">&gt;</text:span></text:p>
      <text:p text:style-name="P32">        <text:span text:style-name="T40">&lt;nombre&gt;</text:span><text:span text:style-name="T50">Concepci</text:span><text:span text:style-name="T51">o</text:span><text:span text:style-name="T50">n</text:span><text:span text:style-name="T40">&lt;/nombre&gt;</text:span></text:p>
      <text:p text:style-name="P32">        <text:span text:style-name="T40">&lt;apellidos&gt;</text:span><text:span text:style-name="T50">Lalinde Priego</text:span><text:span text:style-name="T40">&lt;/apellidos&gt;</text:span></text:p>
      <text:p text:style-name="P32">        <text:span text:style-name="T40">&lt;matricula&gt;</text:span><text:span text:style-name="T50">m034093</text:span><text:span text:style-name="T40">&lt;/matricula&gt;</text:span></text:p>
      <text:p text:style-name="P32">        <text:span text:style-name="T40">&lt;cuestionarios&gt;</text:span><text:span text:style-name="T50">4.0</text:span><text:span text:style-name="T40">&lt;/cuestionarios&gt;</text:span></text:p>
      <text:p text:style-name="P32">        <text:span text:style-name="T40">&lt;tareas&gt;</text:span><text:span text:style-name="T50">3.0</text:span><text:span text:style-name="T40">&lt;/tareas&gt;</text:span></text:p>
      <text:p text:style-name="P32">        <text:span text:style-name="T40">&lt;examen&gt;</text:span><text:span text:style-name="T50">2.0</text:span><text:span text:style-name="T40">&lt;/examen&gt;</text:span></text:p>
      <text:p text:style-name="P32">        <text:span text:style-name="T40">&lt;final&gt;</text:span><text:span text:style-name="T50">3.0</text:span><text:span text:style-name="T40">&lt;/final&gt;</text:span></text:p>
      <text:p text:style-name="P32">    <text:span text:style-name="T40">&lt;/alumno&gt;</text:span></text:p>
      <text:p text:style-name="P32">    <text:span text:style-name="T40">&lt;alumno</text:span><text:span text:style-name="T50"> </text:span><text:span text:style-name="T44">convocatoria</text:span><text:span text:style-name="T50">=</text:span><text:span text:style-name="T49">"Junio"</text:span><text:span text:style-name="T40">&gt;</text:span></text:p>
      <text:p text:style-name="P32">        <text:span text:style-name="T40">&lt;nombre&gt;</text:span><text:span text:style-name="T50">Esther</text:span><text:span text:style-name="T40">&lt;/nombre&gt;</text:span></text:p>
      <text:p text:style-name="P32">        <text:span text:style-name="T40">&lt;apellidos&gt;</text:span><text:span text:style-name="T50">Pereda</text:span><text:span text:style-name="T40">&lt;/apellidos&gt;</text:span></text:p>
      <text:p text:style-name="P32">        <text:span text:style-name="T40">&lt;matricula&gt;</text:span><text:span text:style-name="T50">m938762</text:span><text:span text:style-name="T40">&lt;/matricula&gt;</text:span></text:p>
      <text:p text:style-name="P32">        <text:span text:style-name="T40">&lt;cuestionarios&gt;</text:span><text:span text:style-name="T50">2.0</text:span><text:span text:style-name="T40">&lt;/cuestionarios&gt;</text:span></text:p>
      <text:p text:style-name="P32">        <text:span text:style-name="T40">&lt;tareas&gt;</text:span><text:span text:style-name="T50">3.0</text:span><text:span text:style-name="T40">&lt;/tareas&gt;</text:span></text:p>
      <text:p text:style-name="P32">        <text:span text:style-name="T40">&lt;examen&gt;</text:span><text:span text:style-name="T50">2.0</text:span><text:span text:style-name="T40">&lt;/examen&gt;</text:span></text:p>
      <text:p text:style-name="P32">        <text:span text:style-name="T40">&lt;final&gt;</text:span><text:span text:style-name="T50">2.5</text:span><text:span text:style-name="T40">&lt;/final&gt;</text:span></text:p>
      <text:p text:style-name="P32">    <text:span text:style-name="T40">&lt;/alumno&gt;</text:span></text:p>
      <text:p text:style-name="P33">&lt;/notas&gt;</text:p>
      <text:h text:style-name="P47" text:outline-level="1"/>
      <text:h text:style-name="P47" text:outline-level="1"/>
      <text:h text:style-name="P77" text:outline-level="1"><text:span text:style-name="T52">Crear</text:span> un documento XSLT de versión 2.0 en el que decimos que la salida será para un documento HTML, y que tendrá la siguiente estructura: </text:h>
      <text:h text:style-name="P77" text:outline-level="1"/>
      <text:h text:style-name="P78" text:outline-level="1">Asignamos una plantilla para los datos contenidos en el nodo principal “notas”, cuya información será la utilizada para componer el documento xhtml que estamos creando. </text:h>
      <text:h text:style-name="P78" text:outline-level="1"/>
      <text:h text:style-name="P78" text:outline-level="1">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h>
      <text:h text:style-name="P78" text:outline-level="1"/>
      <text:h text:style-name="P78" text:outline-level="1">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h>
      <text:h text:style-name="P78" text:outline-level="1"/>
      <text:h text:style-name="P78" text:outline-level="1"><text:soft-page-break/> Primera línea de cabecera compuesta únicamente de dos celdas (Datos y notas) por lo que hemos de unir tres columnas para cada una de las celdas.  Segunda línea de cabecera compuesta por seis celdas que servirán de título para los datos representados </text:h>
      <text:h text:style-name="P78" text:outline-level="1"> Todos los datos que compondrán la información solicitada para el ejercicio, por lo cual insertaremos en este punto una plantilla que recoja dicha información. </text:h>
      <text:h text:style-name="P78" text:outline-level="1"/>
      <text:h text:style-name="P78" text:outline-level="1"> Cerramos la tabla, la capa, el cuerpo y el documento xhtml, ya que el resto de código será para definir la plantilla que usaremos para el cuerpo de la tabla. </text:h>
      <text:h text:style-name="P78" text:outline-level="1"/>
      <text:h text:style-name="P78" text:outline-level="1">La plantilla que definimos a continuación, recogerá los datos de cada alumno, y utilizamos el condicional “if” para fijarnos únicamente en aquellos alumnos que en el atributo de “convocatoria” tengan el dato de “Junio” (lo solicitado para el ejercicio). </text:h>
      <text:h text:style-name="P78" text:outline-level="1"/>
      <text:h text:style-name="P78" text:outline-level="1">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h>
      <text:h text:style-name="P78" text:outline-level="1"/>
      <text:h text:style-name="P78" text:outline-level="1"> mayor o igual que 9 pondremos la palabra “Sobresaliente” en color azul </text:h>
      <text:h text:style-name="P78" text:outline-level="1"> mayor o igual que 7 pondremos la palabra “Notable” <text:s/>en color azul algo más claro </text:h>
      <text:h text:style-name="P78" text:outline-level="1"> mayor o igual que 6 pondremos la palabra “Bien” en color negro </text:h>
      <text:h text:style-name="P78" text:outline-level="1"> mayor o igual que 5 pondremos la palabra “Suficiente” en color naranja </text:h>
      <text:h text:style-name="P78" text:outline-level="1"> en cualquier otro caso pondremos la palabra “Suspenso” en color rojo </text:h>
      <text:h text:style-name="P78" text:outline-level="1"/>
      <text:h text:style-name="P78" text:outline-level="1">Cuando terminamos con la plantilla para los datos que hemos de mostrar creamos una plantilla vacía para el dato “matricula” con lo que conseguimos que dicho dato no aparezca. </text:h>
      <text:h text:style-name="P78"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2"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SimSun1" style:font-family-asian="NSimSun"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2"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MP3"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4"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5" style:family="paragraph" style:parent-style-name="Footer">
      <style:text-properties fo:color="#999999" loext:opacity="100%" style:font-name="Liberation Sans" officeooo:rsid="000072b9" officeooo:paragraph-rsid="000072b9"/>
    </style:style>
    <style:style style:name="MT1" style:family="text">
      <style:text-properties officeooo:rsid="0029f788"/>
    </style:style>
    <style:style style:name="MT2" style:family="text">
      <style:text-properties fo:font-size="10.5pt" style:font-size-asian="10.5pt" style:font-size-complex="10.5pt"/>
    </style:style>
    <style:style style:name="MT3" style:family="text">
      <style:text-properties fo:font-size="10.5pt" officeooo:rsid="00176910" style:font-size-asian="10.5pt" style:font-size-complex="10.5pt"/>
    </style:style>
    <style:style style:name="MT4"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319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José Ramírez Sánchez</text:span></text:p>
        <text:p text:style-name="MP2"/>
        <text:p text:style-name="MP1"><text:span text:style-name="MT2">Actividades UD</text:span><text:span text:style-name="MT3">5</text:span><text:span text:style-name="MT4"><text:tab/> <text:s text:c="94"/></text:span></text:p>
      </style:header>
      <style:footer>
        <text:p text:style-name="MP3">CFGS – Desarrollo de Aplicaciones Web<text:tab/><text:tab/></text:p>
        <text:p text:style-name="MP4">UD5. Conversión y transformación de documentos XML</text:p>
        <text:p text:style-name="MP3"/>
        <text:p text:style-name="MP5"/>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1.2$Windows_X86_64 LibreOffice_project/87b77fad49947c1441b67c559c339af8f3517e22</meta:generator>
    <dc:date>2023-02-20T13:28:46.513000000</dc:date>
    <meta:editing-duration>PT5H30M</meta:editing-duration>
    <meta:editing-cycles>37</meta:editing-cycles>
    <meta:document-statistic meta:table-count="1" meta:image-count="0" meta:object-count="0" meta:page-count="13" meta:paragraph-count="248" meta:word-count="2588" meta:character-count="18036" meta:non-whitespace-character-count="15118"/>
  </office:meta>
</office:document-meta>
</file>